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6fb5" officeooo:paragraph-rsid="001e6fb5"/>
    </style:style>
    <style:style style:name="P2" style:family="paragraph" style:parent-style-name="Standard">
      <style:paragraph-properties fo:text-align="start" style:justify-single-word="false"/>
      <style:text-properties officeooo:rsid="001e6fb5" officeooo:paragraph-rsid="001e6fb5"/>
    </style:style>
    <style:style style:name="P3" style:family="paragraph" style:parent-style-name="Standard">
      <style:paragraph-properties fo:text-align="start" style:justify-single-word="false"/>
      <style:text-properties officeooo:rsid="001fff0f" officeooo:paragraph-rsid="001fff0f"/>
    </style:style>
    <style:style style:name="P4" style:family="paragraph" style:parent-style-name="Standard">
      <style:paragraph-properties fo:text-align="start" style:justify-single-word="false"/>
      <style:text-properties officeooo:rsid="00207075" officeooo:paragraph-rsid="00207075"/>
    </style:style>
    <style:style style:name="P5" style:family="paragraph" style:parent-style-name="Standard">
      <style:paragraph-properties fo:text-align="start" style:justify-single-word="false"/>
      <style:text-properties officeooo:rsid="0020f687" officeooo:paragraph-rsid="0020f68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f687" officeooo:paragraph-rsid="0020f687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20f687" officeooo:paragraph-rsid="0020f687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5fcc8" officeooo:paragraph-rsid="0025fcc8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25fcc8" officeooo:paragraph-rsid="0025fcc8"/>
    </style:style>
    <style:style style:name="T1" style:family="text">
      <style:text-properties officeooo:rsid="0020f687"/>
    </style:style>
    <style:style style:name="T2" style:family="text">
      <style:text-properties officeooo:rsid="0021149b"/>
    </style:style>
    <style:style style:name="T3" style:family="text">
      <style:text-properties officeooo:rsid="0022823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n Taco</text:p>
      <text:p text:style-name="P1"/>
      <text:p text:style-name="P2">El proyecto <text:span text:style-name="T2">consistiría de</text:span> un sistema donde el usuario podría <text:span text:style-name="T2">seleccionar un restaurante y</text:span> ver el menú del restaurante seleccionado y armar su pedido ya sea <text:span text:style-name="T3">de </text:span>un plato definido dentro del menú o si el plato tiene muchos ingredientes opcionales (pizzas, tacos, Hamburguesas, etc) poder crear uno personalizado.</text:p>
      <text:p text:style-name="P2"/>
      <text:p text:style-name="P5">A lo largo del tiempo, dentro del sistema se irán sumando mas restaurantes los cuales aparecerán dentro de la pagina principal, donde el usuario podría seleccionarlos.</text:p>
      <text:p text:style-name="P3"/>
      <text:p text:style-name="P5">Funciones necesarias:</text:p>
      <text:p text:style-name="P5"><text:tab/>Usuario:</text:p>
      <text:list xml:id="list2266413571" text:style-name="L1">
        <text:list-item>
          <text:p text:style-name="P6">Registro por mail y contraseña.</text:p>
        </text:list-item>
        <text:list-item>
          <text:p text:style-name="P6">Registro por terceros.</text:p>
        </text:list-item>
        <text:list-item>
          <text:p text:style-name="P6">Iniciar sesión.</text:p>
        </text:list-item>
        <text:list-item>
          <text:p text:style-name="P6">Añadir forma de pago.</text:p>
        </text:list-item>
        <text:list-item>
          <text:p text:style-name="P6">Añadir dirección.</text:p>
        </text:list-item>
        <text:list-item>
          <text:p text:style-name="P6">Solicitar pedido.</text:p>
        </text:list-item>
        <text:list-item>
          <text:p text:style-name="P6">Reclamar por imprevisto.</text:p>
        </text:list-item>
        <text:list-item>
          <text:p text:style-name="P6">Modificar perfil (contraseña, métodos de pago, direcciones)</text:p>
        </text:list-item>
        <text:list-item>
          <text:p text:style-name="P8">busqueda por nombre</text:p>
        </text:list-item>
        <text:list-item>
          <text:p text:style-name="P8">busqueda por zona</text:p>
        </text:list-item>
        <text:list-item>
          <text:p text:style-name="P8">busqueda por tag(s)</text:p>
        </text:list-item>
      </text:list>
      <text:p text:style-name="P3"><text:tab/><text:span text:style-name="T1">Dueño de restaurante: </text:span></text:p>
      <text:list xml:id="list876314817" text:style-name="L2">
        <text:list-item>
          <text:p text:style-name="P7">Modificar menú.</text:p>
        </text:list-item>
        <text:list-item>
          <text:p text:style-name="P7">Iniciar sesión.</text:p>
        </text:list-item>
        <text:list-item>
          <text:p text:style-name="P7">Modificar restaurantes.</text:p>
        </text:list-item>
        <text:list-item>
          <text:p text:style-name="P7">Modificar perfil (contraseña)</text:p>
        </text:list-item>
        <text:list-item>
          <text:p text:style-name="P9">Administar pedidos</text:p>
        </text:list-item>
        <text:list-item>
          <text:p text:style-name="P9">Aviso por mail</text:p>
        </text:list-item>
      </text:list>
      <text:p text:style-name="P3"/>
      <text:p text:style-name="P4">Funciones opcionales:</text:p>
      <text:p text:style-name="P4"><text:tab/>- Un mapa donde ver donde esta el repartidor, y la cantidad de pedidos que tiene delante del tuy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5:11:48.575151231</meta:creation-date>
    <dc:date>2023-08-10T17:18:55.907174159</dc:date>
    <meta:editing-duration>PT54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72" meta:character-count="1051" meta:non-whitespace-character-count="917"/>
  </office:meta>
</office:document-meta>
</file>